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062de3" officeooo:paragraph-rsid="00062de3"/>
    </style:style>
    <style:style style:name="P2" style:family="paragraph" style:parent-style-name="Standard">
      <style:text-properties officeooo:paragraph-rsid="00062de3"/>
    </style:style>
    <style:style style:name="P3" style:family="paragraph" style:parent-style-name="Standard">
      <style:text-properties officeooo:rsid="000cc54c" officeooo:paragraph-rsid="000cc54c"/>
    </style:style>
    <style:style style:name="P4" style:family="paragraph" style:parent-style-name="Standard">
      <style:text-properties officeooo:rsid="000cc54c" officeooo:paragraph-rsid="00076642"/>
    </style:style>
    <style:style style:name="P5" style:family="paragraph" style:parent-style-name="Standard">
      <style:text-properties officeooo:rsid="00061634" officeooo:paragraph-rsid="00061634"/>
    </style:style>
    <style:style style:name="P6" style:family="paragraph" style:parent-style-name="Standard">
      <style:text-properties officeooo:rsid="0007336e" officeooo:paragraph-rsid="0007336e"/>
    </style:style>
    <style:style style:name="P7" style:family="paragraph" style:parent-style-name="Standard">
      <style:text-properties officeooo:rsid="0007336e" officeooo:paragraph-rsid="000b0f23"/>
    </style:style>
    <style:style style:name="P8" style:family="paragraph" style:parent-style-name="Standard">
      <style:text-properties officeooo:rsid="0007cbc0" officeooo:paragraph-rsid="0007cbc0"/>
    </style:style>
    <style:style style:name="P9" style:family="paragraph" style:parent-style-name="Standard">
      <style:text-properties officeooo:rsid="000896c1" officeooo:paragraph-rsid="000896c1"/>
    </style:style>
    <style:style style:name="P10" style:family="paragraph" style:parent-style-name="Standard">
      <style:text-properties officeooo:rsid="00076642" officeooo:paragraph-rsid="00076642"/>
    </style:style>
    <style:style style:name="P11" style:family="paragraph" style:parent-style-name="Standard">
      <style:text-properties officeooo:rsid="000cfd3c" officeooo:paragraph-rsid="000cfd3c"/>
    </style:style>
    <style:style style:name="P12" style:family="paragraph" style:parent-style-name="Standard">
      <style:text-properties officeooo:rsid="000e6e60" officeooo:paragraph-rsid="000e6e60"/>
    </style:style>
    <style:style style:name="P13" style:family="paragraph" style:parent-style-name="Standard">
      <style:text-properties officeooo:rsid="000e6e60" officeooo:paragraph-rsid="000e6e60"/>
    </style:style>
    <style:style style:name="P14" style:family="paragraph" style:parent-style-name="Standard">
      <style:text-properties officeooo:rsid="0011540a" officeooo:paragraph-rsid="0011540a"/>
    </style:style>
    <style:style style:name="T1" style:family="text">
      <style:text-properties officeooo:rsid="00062de3"/>
    </style:style>
    <style:style style:name="T2" style:family="text">
      <style:text-properties fo:color="#000000" loext:opacity="100%"/>
    </style:style>
    <style:style style:name="T3" style:family="text">
      <style:text-properties fo:color="#000000" loext:opacity="100%" style:text-position="33% 80%"/>
    </style:style>
    <style:style style:name="T4" style:family="text">
      <style:text-properties fo:font-style="italic"/>
    </style:style>
    <style:style style:name="T5" style:family="text">
      <style:text-properties style:text-position="super 58%"/>
    </style:style>
    <style:style style:name="T6" style:family="text">
      <style:text-properties officeooo:rsid="00076642"/>
    </style:style>
    <style:style style:name="T7" style:family="text">
      <style:text-properties officeooo:rsid="000e13e5"/>
    </style:style>
    <style:style style:name="T8" style:family="text">
      <style:text-properties officeooo:rsid="0007707b"/>
    </style:style>
    <style:style style:name="T9" style:family="text">
      <style:text-properties officeooo:rsid="000a8814"/>
    </style:style>
    <style:style style:name="T10" style:family="text">
      <style:text-properties officeooo:rsid="000adcdd"/>
    </style:style>
    <style:style style:name="T11" style:family="text">
      <style:text-properties officeooo:rsid="0007fca5"/>
    </style:style>
    <style:style style:name="T12" style:family="text">
      <style:text-properties officeooo:rsid="0009dcdd"/>
    </style:style>
    <style:style style:name="T13" style:family="text">
      <style:text-properties officeooo:rsid="000b0f23"/>
    </style:style>
    <style:style style:name="T14" style:family="text">
      <style:text-properties officeooo:rsid="001020bf"/>
    </style:style>
    <style:style style:name="T15" style:family="text">
      <style:text-properties officeooo:rsid="001154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naufrage du Titanic </text:p>
      <text:p text:style-name="P1"/>
      <text:p text:style-name="P1">Titanic = paquebot qui devait relier Southampton(Angleterre) à NY(Etats-Unis)</text:p>
      <text:p text:style-name="P1"><text:tab/>Paquebot le + luxueux et le + grand jamais construit pour son époque.</text:p>
      <text:p text:style-name="P1"/>
      <text:p text:style-name="P1">Quand ? La nuit du 14 au 15 aout 1912</text:p>
      <text:p text:style-name="P1"/>
      <text:p text:style-name="P1">où ? Dans l’océan Atlantique au large de Terre-Neuve.</text:p>
      <text:p text:style-name="P1"/>
      <text:p text:style-name="P1">Comment ? <text:s/>Le navire heurte un iceberg le dimanche 14/04/1912 à 23h40 et coule en – de 3h, à 2h20.</text:p>
      <text:p text:style-name="P1"/>
      <text:p text:style-name="P1">Conséquences ? Entre 1520 et 1920 victimes → une des + grandes catastrophes maritimes </text:p>
      <text:p text:style-name="P1"><text:s/>Choc ds le monde entier à NY et en Angleterre</text:p>
      <text:p text:style-name="P1">Après ce drame, la sécurité maritime a été améliorée grâce à de nouvelles réglementations</text:p>
      <text:p text:style-name="P1"/>
      <text:p text:style-name="P1">Pourquoi autant de victimes ? </text:p>
      <text:p text:style-name="P1">-le navire ne disposait d’un nombre suffisant de canaux de sauvetage et certains canaux ont été sous-chargés.</text:p>
      <text:p text:style-name="P1"/>
      <text:p text:style-name="P1">-Equipage non-entrainé à ce type de catastrophe.</text:p>
      <text:p text:style-name="P1"/>
      <text:p text:style-name="P1">-Vitesse trop élevée du navire à ce moment-là.</text:p>
      <text:p text:style-name="P1"/>
      <text:p text:style-name="P1">-Circonstances météorologiques non favorables</text:p>
      <text:p text:style-name="P1"/>
      <text:p text:style-name="P1">Orga de l’évac </text:p>
      <text:p text:style-name="P1">---------------------</text:p>
      <text:p text:style-name="P1"/>
      <text:p text:style-name="P1">A 0H05 en 1ere classe </text:p>
      <text:p text:style-name="P2"><text:span text:style-name="T1">Les stewards passent dans les cabines pour inviter les passagers à mettre des vetements chauds et un gilet de sauvetage, </text:span>puis leur demandent de se rendre sur le <text:span text:style-name="T1">pont d’embarcations </text:span>. Afin de rassurer les passagers, l'équipage leur assure qu'il s'agit d'un exercice. Seuls quelques passagers se dirigent vers le pont des embarcations pour monter dans un canot, et la majorité ne s'inquiète pas et reste un long moment à l'intérieur du navire</text:p>
      <text:p text:style-name="P1"/>
      <text:p text:style-name="P1">→ Désinformation des passagers sur la réalité de la situation.</text:p>
      <text:p text:style-name="P1"/>
      <text:p text:style-name="P1"/>
      <text:p text:style-name="P1"><text:span text:style-name="T2">L'évacuation des passagers dans les canots est organisée de la façon suivante : le 1</text:span><text:span text:style-name="T3">er</text:span><text:span text:style-name="T2"> officier </text:span><text:a xlink:type="simple" xlink:href="https://fr.wikipedia.org/wiki/William_McMaster_Murdoch" text:style-name="Internet_20_link" text:visited-style-name="Visited_20_Internet_20_Link">William Murdoch</text:a><text:span text:style-name="T2"> est chargé de tous les canots situés à </text:span><text:a xlink:type="simple" xlink:href="https://fr.wikipedia.org/wiki/Tribord" text:style-name="Internet_20_link" text:visited-style-name="Visited_20_Internet_20_Link">tribord</text:a><text:span text:style-name="T2"> (c'est-à-dire tous les canots portant un numéro impair en plus des canots A et C) et le 2</text:span><text:span text:style-name="T3">e</text:span><text:span text:style-name="T2"> officier </text:span><text:a xlink:type="simple" xlink:href="https://fr.wikipedia.org/wiki/Charles_Lightoller" text:style-name="Internet_20_link" text:visited-style-name="Visited_20_Internet_20_Link">Charles Lightoller</text:a><text:span text:style-name="T2"> est chargé de tous les </text:span><text:a xlink:type="simple" xlink:href="https://fr.wikipedia.org/wiki/Canots_de_sauvetage_du_Titanic" text:style-name="Internet_20_link" text:visited-style-name="Visited_20_Internet_20_Link">canots</text:a><text:span text:style-name="T2"> situés à </text:span><text:a xlink:type="simple" xlink:href="https://fr.wikipedia.org/wiki/Bâbord" text:style-name="Internet_20_link" text:visited-style-name="Visited_20_Internet_20_Link">bâbord</text:a><text:span text:style-name="T2"> (tous les canots portant un numéro pair en plus des canots B et D).</text:span></text:p>
      <text:p text:style-name="P1"/>
      <text:p text:style-name="P1"/>
      <text:p text:style-name="P1">L'évacuation est très lente, la majorité des passagers refusant d'embarquer, ne croyant pas à l'imminence du <text:a xlink:type="simple" xlink:href="https://fr.wikipedia.org/wiki/Naufrage" text:style-name="Internet_20_link" text:visited-style-name="Visited_20_Internet_20_Link">naufrage</text:a>. Il y a vingt canots à bord du <text:span text:style-name="T4">Titanic</text:span> pour une capacité totale de 1 178 personnes contre 2 200 personnes à évacuer sur le paquebot. Les canots numérotés 1 et 2 peuvent contenir quarante personnes, et ceux numérotés de 3 à 16 ont une capacité de 65 personnes. Le navire possède également quatre canots repliables identifiés par des lettres et pouvant contenir 47 personnes </text:p>
      <text:p text:style-name="P1"/>
      <text:p text:style-name="P1"><text:soft-page-break/>Concernant les premiers canots, les officiers à bâbord y font monter uniquement des femmes et enfants, tandis qu'à tribord, chaque canot est chargé par des femmes et enfants, puis par des hommes. Les 1ères classes sont avantagées pour obtenir une place dans ces premiers canots, étant donné la proximité de leur cabine avec le pont des embarcations, et la meilleure assistance dont ils bénéficient pour rejoindre les canots, ainsi que les 2e<text:a xlink:type="simple" xlink:href="https://fr.wikipedia.org/wiki/Installations_de_deuxième_classe_du_Titanic" text:style-name="Internet_20_link" text:visited-style-name="Visited_20_Internet_20_Link"> classes</text:a> dans une moindre mesure. </text:p>
      <text:p text:style-name="P1"/>
      <text:p text:style-name="P1">A 0H45</text:p>
      <text:p text:style-name="P1"/>
      <text:p text:style-name="P1">Le 1<text:span text:style-name="T5">er</text:span> canot tribord numéro 7 est affalé (jeté à la mer) peut contenir 65 passagers mais il n’y en a que 28 à son bord </text:p>
      <text:p text:style-name="P1">Le canot num 4 commence à charger ses passagers entre 0h30 et 0h45</text:p>
      <text:p text:style-name="P1"/>
      <text:p text:style-name="P1">A 0h55 , canot babord num 6 affalé avec seulement 28 personnes</text:p>
      <text:p text:style-name="P1">canot num 5 descend avec 24 sièges libres </text:p>
      <text:p text:style-name="P1"/>
      <text:p text:style-name="P1">1h00 : canot tribord num 13 mis à l’eau avec 32 personnes dont 11 membres de l’équipage.</text:p>
      <text:p text:style-name="P1"/>
      <text:p text:style-name="P1">1h10 : Le canot tribord mis à l’eau avec seulement 12 passagers</text:p>
      <text:p text:style-name="P1">canot babord num 8 descend avec 28 rescapés </text:p>
      <text:p text:style-name="P1"/>
      <text:p text:style-name="P1">1h20 : canot tribord num 9 déborde avec 56 rescapés</text:p>
      <text:p text:style-name="P1"/>
      <text:p text:style-name="P1">1h25 : canot babord num 12 surchagé avec 70 passagers </text:p>
      <text:p text:style-name="P1"/>
      <text:p text:style-name="P1">1h30 : Panique pour les passagers restés à bord.</text:p>
      <text:p text:style-name="P1"/>
      <text:p text:style-name="P1">Les péripéties poursuivent leurs cours</text:p>
      <text:p text:style-name="P1"/>
      <text:p text:style-name="P1">4h10 : le premier canot num 2 est repêché par le Carpathia.</text:p>
      <text:p text:style-name="P1"/>
      <text:p text:style-name="P1"/>
      <text:p text:style-name="P10">Données</text:p>
      <text:p text:style-name="P10"/>
      <text:p text:style-name="P5">Il a fallu 50mins pour que la partie arrière du Titanic coule.</text:p>
      <text:p text:style-name="P5">1h20 plus tard seulement 1min après avoir couler de moitié le bateau entier est englouti.</text:p>
      <text:p text:style-name="P5">Il y avait des canots à l’arrière</text:p>
      <text:p text:style-name="P5"/>
      <text:p text:style-name="P5">808 survivants</text:p>
      <text:p text:style-name="P5">1178 places de sauvetage dans la théorie, ils ne pouvaient contenir que 53 % des passagers</text:p>
      <text:p text:style-name="P6">*D’après lien3 1235 places dans les canots </text:p>
      <text:p text:style-name="P6"/>
      <text:p text:style-name="P6"/>
      <text:p text:style-name="P6"/>
      <text:p text:style-name="P6">Les normes du nombre de canots de sauvetage <text:span text:style-name="T11">à installer </text:span><text:span text:style-name="T6">étaient</text:span> <text:span text:style-name="T8">datées et ne </text:span><text:span text:style-name="T6">suivaient</text:span><text:span text:style-name="T8"> pas à l’évolution du nombre de passagers par </text:span><text:span text:style-name="T12">rapport </text:span><text:span text:style-name="T13">à la masse</text:span><text:span text:style-name="T8"> du paquebot</text:span></text:p>
      <text:p text:style-name="P6"/>
      <text:p text:style-name="P7">→ <text:span text:style-name="T6">impossibilité logistique de sauver tous les passagers.</text:span></text:p>
      <text:p text:style-name="P6"/>
      <text:p text:style-name="P6"/>
      <text:p text:style-name="P8">Canots 15 et 16 pas utilisés(placés à l’arrière) 1178-130 = 1048</text:p>
      <text:p text:style-name="P9">Canot <text:span text:style-name="T9">6, 7 et 8</text:span> seulement 28 passagers sur 65places : 1048-<text:span text:style-name="T10">111=937</text:span></text:p>
      <text:p text:style-name="P3">Canot13 seulement 32, canot 1 seulement 12, Canot9 56, Canot12 70, Canot14 60 :</text:p>
      <text:p text:style-name="P4"><text:soft-page-break/>33 + 53 + 9 – 5 +5 = <text:span text:style-name="T7">95</text:span></text:p>
      <text:p text:style-name="P4"><text:span text:style-name="T7">937-95 = 8</text:span>42<text:span text:style-name="T7">personnes</text:span></text:p>
      <text:p text:style-name="P4"/>
      <text:p text:style-name="P4"/>
      <text:p text:style-name="P11">RG</text:p>
      <text:p text:style-name="P11"/>
      <text:p text:style-name="P11">RG1 : Les passagers dans un port de leur convenance.</text:p>
      <text:p text:style-name="P11"/>
      <text:p text:style-name="P11">RG2 : Chaque port a un nom, un id et est basé dans un pays.</text:p>
      <text:p text:style-name="P11"/>
      <text:p text:style-name="P11">RG3 : Les passagers possèdent un id, un nom et un sexe et s’ils sont indemnes.</text:p>
      <text:p text:style-name="P11"/>
      <text:p text:style-name="P11">RG4 : Certains passagers possèdent des domestiques qui ont un certain rôle.</text:p>
      <text:p text:style-name="P11"/>
      <text:p text:style-name="P11">RG5 : Chaque billet possède une classe qui est attitré à son propriétaire avec une cabine qui possède un c<text:span text:style-name="T14">ode</text:span>. </text:p>
      <text:p text:style-name="P1"/>
      <text:p text:style-name="P12">RG6 : Le titanic dispose de plusieurs canots de sauvetage regroupés par type, ils sont fabriqués à partir d’une certaine structure et possédent une capacité maximale.</text:p>
      <text:p text:style-name="P12"/>
      <text:p text:style-name="P12">RG7 : <text:span text:style-name="T15">L’heure où un bateau de sauvetage est affalé et <text:s/>l’heure à laquelle elle est revenue avec des passagers sauvés sont enregistrées </text:span></text:p>
      <text:p text:style-name="P12"/>
      <text:p text:style-name="P14">RG8 : Les canots de sauvetage ont un id et se trouvent à différents endroits du navi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5T08:24:42.118905857</meta:creation-date>
    <meta:generator>LibreOffice/7.4.7.2$Linux_X86_64 LibreOffice_project/40$Build-2</meta:generator>
    <dc:date>2023-12-06T17:32:24.551653426</dc:date>
    <meta:editing-duration>PT2H55M35S</meta:editing-duration>
    <meta:editing-cycles>9</meta:editing-cycles>
    <meta:document-statistic meta:table-count="0" meta:image-count="0" meta:object-count="0" meta:page-count="3" meta:paragraph-count="58" meta:word-count="895" meta:character-count="5088" meta:non-whitespace-character-count="4231"/>
  </office:meta>
</office:document-meta>
</file>